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5646in"/>
    </style:style>
    <style:style style:name="co4" style:family="table-column">
      <style:table-column-properties fo:break-before="auto" style:column-width="2.7854in"/>
    </style:style>
    <style:style style:name="co5" style:family="table-column">
      <style:table-column-properties fo:break-before="auto" style:column-width="1.025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3173in"/>
    </style:style>
    <style:style style:name="co8" style:family="table-column">
      <style:table-column-properties fo:break-before="auto" style:column-width="4.232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fo:font-size="12pt" fo:language="en" fo:country="US" style:text-underline-style="none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fo:color="#2a00ff" style:font-name="Courier New" fo:font-size="10pt" fo:language="en" fo:country="US" style:font-name-asian="Courier New" style:font-size-asian="10pt" style:language-asian="zh" style:country-asian="CN" style:font-name-complex="Courier New" style:font-size-complex="5.69999980926514pt" style:language-complex="hi" style:country-complex="IN"/>
    </style:style>
    <style:style style:name="ce5" style:family="table-cell" style:parent-style-name="Default">
      <style:text-properties fo:color="#2a00ff" style:font-name="Courier New" fo:font-size="10pt" style:font-name-asian="Courier New" style:font-size-asian="10pt" style:font-name-complex="Courier New" style:font-size-complex="5.69999980926514pt"/>
    </style:style>
    <style:style style:name="ce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00ff" style:font-name="Courier New" fo:font-size="10pt" style:font-name-asian="Courier New" style:font-size-asian="10pt" style:language-asian="zh" style:country-asian="CN" style:font-name-complex="Courier New" style:font-size-complex="5.69999980926514pt" style:language-complex="hi" style:country-complex="IN"/>
    </style:style>
  </office:automatic-styles>
  <office:body>
    <office:spreadsheet>
      <table:content-validations>
        <table:content-validation table:name="val1" table:condition="of:cell-content-is-in-list(&quot;openApplication&quot;;&quot;validateHomePage&quot;;&quot;navigateVerifyProductPage&quot;;&quot;buyNowVerifyCart&quot;;&quot;verifyCheckoutAddressPage&quot;;&quot;paymentOptionsPage&quot;;&quot;closeApplication&quot;;&quot;&quot;;&quot;&quot;;&quot;&quot;)" table:allow-empty-cell="true" table:display-list="unsorted" table:base-cell-address="TestCase.A2"/>
        <table:content-validation table:name="val2" table:base-cell-address="TestData.F3">
          <table:error-message table:message-type="stop" table:display="true"/>
        </table:content-validation>
      </table:content-validations>
      <table:table table:name="TestCase" table:style-name="ta1" table:print="false">
        <table:table-column table:style-name="co1" table:default-cell-style-name="Default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content-validation-name="val1" office:value-type="string">
            <text:p>openApplication</text:p>
          </table:table-cell>
        </table:table-row>
        <table:table-row table:style-name="ro1">
          <table:table-cell table:content-validation-name="val1" office:value-type="string">
            <text:p>validateHomePage</text:p>
          </table:table-cell>
        </table:table-row>
        <table:table-row table:style-name="ro1">
          <table:table-cell table:content-validation-name="val1" office:value-type="string">
            <text:p>navigateVerifyProductPage</text:p>
          </table:table-cell>
        </table:table-row>
        <table:table-row table:style-name="ro1">
          <table:table-cell table:content-validation-name="val1" office:value-type="string">
            <text:p>buyNowVerifyCart</text:p>
          </table:table-cell>
        </table:table-row>
        <table:table-row table:style-name="ro2">
          <table:table-cell table:content-validation-name="val1" office:value-type="string">
            <text:p>closeApplication</text:p>
          </table:table-cell>
        </table:table-row>
        <table:table-row table:style-name="ro1">
          <table:table-cell table:content-validation-name="val1"/>
        </table:table-row>
        <table:table-row table:style-name="ro1" table:number-rows-repeated="1048568">
          <table:table-cell/>
        </table:table-row>
        <table:table-row table:style-name="ro1">
          <table:table-cell/>
        </table:table-row>
      </table:table>
      <table:table table:name="TestDat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roductUrl</text:p>
          </table:table-cell>
          <table:table-cell office:value-type="string">
            <text:p>EmailID</text:p>
          </table:table-cell>
          <table:table-cell office:value-type="string">
            <text:p>Password</text:p>
          </table:table-cell>
          <table:table-cell table:style-name="ce6" office:value-type="string">
            <text:p>MetaCategory</text:p>
          </table:table-cell>
          <table:table-cell office:value-type="string">
            <text:p>Category</text:p>
          </table:table-cell>
          <table:table-cell office:value-type="string">
            <text:p>SubCategory</text:p>
          </table:table-cell>
          <table:table-cell office:value-type="string">
            <text:p>WesterWearName</text:p>
          </table:table-cell>
          <table:table-cell office:value-type="string">
            <text:p>ProductName</text:p>
          </table:table-cell>
        </table:table-row>
        <table:table-row table:style-name="ro3">
          <table:table-cell table:style-name="ce2" office:value-type="string">
            <text:p><text:a xlink:href="http://fqa6.shopclues.com/john-philip-cotton-3-4th-pack-of-3-clone.html">http://fqa6.shopclues.com/john-philip-cotton-3-4th-pack-of-3-clone.html</text:a></text:p>
          </table:table-cell>
          <table:table-cell table:style-name="ce4" office:value-type="string">
            <text:p><text:span text:style-name="T1"><text:a xlink:href="mailto:sahil.jariwala@crestechglobal.com">sahil.jariwala@crestechglobal.com</text:a></text:span></text:p>
          </table:table-cell>
          <table:table-cell office:value-type="float" office:value="123456">
            <text:p>123456</text:p>
          </table:table-cell>
          <table:table-cell office:value-type="string">
            <text:p>Fashion</text:p>
          </table:table-cell>
          <table:table-cell office:value-type="string">
            <text:p>Men's Apparel</text:p>
          </table:table-cell>
          <table:table-cell office:value-type="string">
            <text:p>Western Wear</text:p>
          </table:table-cell>
          <table:table-cell office:value-type="string">
            <text:p>Shorts &amp; 3/4ths</text:p>
          </table:table-cell>
          <table:table-cell office:value-type="string">
            <text:p>John Philip Cotton 3/4th-Pack of 3</text:p>
          </table:table-cell>
        </table:table-row>
        <table:table-row table:style-name="ro3">
          <table:table-cell table:style-name="ce3" office:value-type="string">
            <text:p><text:a xlink:href="http://fqa6/">http://fqa6</text:a>.shopclues.com/tsg-escape-printed-mens-round-neck-t-shirt-navy-blue-colour-1.html</text:p>
          </table:table-cell>
          <table:table-cell table:style-name="ce5" office:value-type="string">
            <text:p>sahil.jariwala@crestechglobal.com</text:p>
          </table:table-cell>
          <table:table-cell office:value-type="float" office:value="123456">
            <text:p>123456</text:p>
          </table:table-cell>
          <table:table-cell office:value-type="string">
            <text:p>Fashion</text:p>
          </table:table-cell>
          <table:table-cell office:value-type="string">
            <text:p>Men's Apparel</text:p>
          </table:table-cell>
          <table:table-cell table:content-validation-name="val2" office:value-type="string">
            <text:p>Western Wear</text:p>
          </table:table-cell>
          <table:table-cell office:value-type="string">
            <text:p>T-Shirts</text:p>
          </table:table-cell>
          <table:table-cell office:value-type="string">
            <text:p>TSG Escape Printed Men's Round Neck T-Shirt - Navy Blue Colour</text:p>
          </table:table-cell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s. </number:text>
      <number:number number:decimal-places="0" number:min-integer-digits="1" number:grouping="true"/>
    </number:number-style>
    <number:number-style style:name="N144">
      <number:text>Rs. 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Rs. </number:text>
      <number:number number:decimal-places="0" number:min-integer-digits="1" number:grouping="true"/>
    </number:number-style>
    <number:number-style style:name="N145">
      <style:text-properties fo:color="#ff0000"/>
      <number:text>Rs. 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Rs. </number:text>
      <number:number number:decimal-places="2" number:min-integer-digits="1" number:grouping="true"/>
    </number:number-style>
    <number:number-style style:name="N147">
      <number:text>Rs. 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Rs. </number:text>
      <number:number number:decimal-places="2" number:min-integer-digits="1" number:grouping="true"/>
    </number:number-style>
    <number:number-style style:name="N148">
      <style:text-properties fo:color="#ff0000"/>
      <number:text>Rs. 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Rs. </number:text>
      <number:number number:decimal-places="0" number:min-integer-digits="1" number:grouping="true"/>
      <number:text> </number:text>
    </number:number-style>
    <number:number-style style:name="N152P1" style:volatile="true">
      <number:text> Rs. -</number:text>
      <number:number number:decimal-places="0" number:min-integer-digits="1" number:grouping="true"/>
      <number:text> </number:text>
    </number:number-style>
    <number:number-style style:name="N152P2" style:volatile="true">
      <number:text> Rs.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Rs. </number:text>
      <number:number number:decimal-places="2" number:min-integer-digits="1" number:grouping="true"/>
      <number:text> </number:text>
    </number:number-style>
    <number:number-style style:name="N158P1" style:volatile="true">
      <number:text> Rs. -</number:text>
      <number:number number:decimal-places="2" number:min-integer-digits="1" number:grouping="true"/>
      <number:text> </number:text>
    </number:number-style>
    <number:number-style style:name="N158P2" style:volatile="true">
      <number:text> Rs.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integer-digits="3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12/23/2014</text:date>, <text:time>17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ript" style:display-name="PageStyle_Scri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iptData" style:display-name="PageStyle_Script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shi juneja</meta:initial-creator>
    <meta:creation-date>2014-12-02T14:54:22.09</meta:creation-date>
    <dc:date>2014-12-23T17:01:07.90</dc:date>
    <dc:creator>ashish mallik</dc:creator>
    <meta:editing-duration>PT9H9M57S</meta:editing-duration>
    <meta:editing-cycles>30</meta:editing-cycles>
    <meta:generator>OpenOffice/4.1.1$Win32 OpenOffice.org_project/411m6$Build-9775</meta:generator>
    <meta:document-statistic meta:table-count="2" meta:cell-count="30" meta:object-count="0"/>
  </office:meta>
</office:document-meta>
</file>